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492cm" svg:height="8.151cm" svg:x="0.008cm" svg:y="1.3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3T15:20:07.111077237</dc:date>
    <meta:editing-duration>PT4M34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93cm" svg:height="8.152cm" xlink:href="." xlink:type="simple" chart:class="chart:scatter" chart:style-name="ch1">
        <chart:plot-area chart:style-name="ch2" chart:data-source-has-labels="both" svg:x="0.289cm" svg:y="0.163cm" svg:width="13.915cm" svg:height="7.826cm">
          <chart:coordinate-region svg:x="0.831cm" svg:y="0.362cm" svg:width="13.279cm" svg:height="7.42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83697019872103E-015">
                <text:p>1.83697019872103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44929359829471E-015">
                <text:p>-2.44929359829471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